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60.svm" manifest:media-type=""/>
  <manifest:file-entry manifest:full-path="Pictures/TablePreview59.svm" manifest:media-type=""/>
  <manifest:file-entry manifest:full-path="Pictures/TablePreview58.svm" manifest:media-type=""/>
  <manifest:file-entry manifest:full-path="Pictures/TablePreview57.svm" manifest:media-type=""/>
  <manifest:file-entry manifest:full-path="Pictures/TablePreview56.svm" manifest:media-type=""/>
  <manifest:file-entry manifest:full-path="Pictures/TablePreview55.svm" manifest:media-type=""/>
  <manifest:file-entry manifest:full-path="Pictures/TablePreview54.svm" manifest:media-type=""/>
  <manifest:file-entry manifest:full-path="Pictures/TablePreview53.svm" manifest:media-type=""/>
  <manifest:file-entry manifest:full-path="Pictures/TablePreview52.svm" manifest:media-type=""/>
  <manifest:file-entry manifest:full-path="Pictures/TablePreview51.svm" manifest:media-type=""/>
  <manifest:file-entry manifest:full-path="Pictures/TablePreview50.svm" manifest:media-type=""/>
  <manifest:file-entry manifest:full-path="Pictures/TablePreview49.svm" manifest:media-type=""/>
  <manifest:file-entry manifest:full-path="Pictures/TablePreview48.svm" manifest:media-type=""/>
  <manifest:file-entry manifest:full-path="Pictures/TablePreview47.svm" manifest:media-type=""/>
  <manifest:file-entry manifest:full-path="Pictures/TablePreview22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9.svm" manifest:media-type=""/>
  <manifest:file-entry manifest:full-path="Pictures/TablePreview12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33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34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35.svm" manifest:media-type=""/>
  <manifest:file-entry manifest:full-path="Pictures/TablePreview16.svm" manifest:media-type=""/>
  <manifest:file-entry manifest:full-path="Pictures/TablePreview4.svm" manifest:media-type=""/>
  <manifest:file-entry manifest:full-path="Pictures/TablePreview36.svm" manifest:media-type=""/>
  <manifest:file-entry manifest:full-path="Pictures/TablePreview17.svm" manifest:media-type=""/>
  <manifest:file-entry manifest:full-path="Pictures/TablePreview5.svm" manifest:media-type=""/>
  <manifest:file-entry manifest:full-path="Pictures/TablePreview37.svm" manifest:media-type=""/>
  <manifest:file-entry manifest:full-path="Pictures/TablePreview18.svm" manifest:media-type=""/>
  <manifest:file-entry manifest:full-path="Pictures/TablePreview6.svm" manifest:media-type=""/>
  <manifest:file-entry manifest:full-path="Pictures/TablePreview38.svm" manifest:media-type=""/>
  <manifest:file-entry manifest:full-path="Pictures/TablePreview19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39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25.svm" manifest:media-type=""/>
  <manifest:file-entry manifest:full-path="Pictures/TablePreview26.svm" manifest:media-type=""/>
  <manifest:file-entry manifest:full-path="Pictures/TablePreview27.svm" manifest:media-type=""/>
  <manifest:file-entry manifest:full-path="Pictures/TablePreview28.svm" manifest:media-type=""/>
  <manifest:file-entry manifest:full-path="Pictures/TablePreview29.svm" manifest:media-type=""/>
  <manifest:file-entry manifest:full-path="Pictures/TablePreview30.svm" manifest:media-type=""/>
  <manifest:file-entry manifest:full-path="Pictures/TablePreview31.svm" manifest:media-type=""/>
  <manifest:file-entry manifest:full-path="Pictures/TablePreview32.svm" manifest:media-type=""/>
  <manifest:file-entry manifest:full-path="Pictures/TablePreview40.svm" manifest:media-type=""/>
  <manifest:file-entry manifest:full-path="Pictures/TablePreview41.svm" manifest:media-type=""/>
  <manifest:file-entry manifest:full-path="Pictures/TablePreview42.svm" manifest:media-type=""/>
  <manifest:file-entry manifest:full-path="Pictures/TablePreview43.svm" manifest:media-type=""/>
  <manifest:file-entry manifest:full-path="Pictures/TablePreview44.svm" manifest:media-type=""/>
  <manifest:file-entry manifest:full-path="Pictures/TablePreview45.svm" manifest:media-type=""/>
  <manifest:file-entry manifest:full-path="Pictures/TablePreview46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pr1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.896cm" style:use-optimal-column-width="false"/>
    </style:style>
    <style:style style:name="co2" style:family="table-column">
      <style:table-column-properties style:column-width="3.981cm" style:use-optimal-column-width="false"/>
    </style:style>
    <style:style style:name="co3" style:family="table-column">
      <style:table-column-properties style:column-width="7.24cm" style:use-optimal-column-width="false"/>
    </style:style>
    <style:style style:name="ro1" style:family="table-row">
      <style:table-row-properties style:row-height="1.084cm"/>
    </style:style>
    <style:style style:name="ro2" style:family="table-row">
      <style:table-row-properties style:row-height="1.318cm"/>
    </style:style>
    <style:style style:name="ro3" style:family="table-row">
      <style:table-row-properties style:row-height="1.314cm"/>
    </style:style>
    <style:style style:name="ro4" style:family="table-row">
      <style:table-row-properties style:row-height="1.322cm"/>
    </style:style>
    <style:style style:name="ro5" style:family="table-row">
      <style:table-row-properties style:row-height="1.309cm"/>
    </style:style>
    <style:style style:name="ro6" style:family="table-row">
      <style:table-row-properties style:row-height="1.093cm"/>
    </style:style>
    <style:style style:name="ro7" style:family="table-row">
      <style:table-row-properties style:row-height="1.08cm"/>
    </style:style>
    <style:style style:name="ro8" style:family="table-row">
      <style:table-row-properties style:row-height="0.661cm"/>
    </style:style>
    <style:style style:name="ro9" style:family="table-row">
      <style:table-row-properties style:row-height="1.096cm"/>
    </style:style>
    <style:style style:name="ro10" style:family="table-row">
      <style:table-row-properties style:row-height="1.094cm"/>
    </style:style>
    <style:style style:name="ro11" style:family="table-row">
      <style:table-row-properties style:row-height="1.099cm"/>
    </style:style>
    <style:style style:name="ro12" style:family="table-row">
      <style:table-row-properties style:row-height="1.097cm"/>
    </style:style>
    <style:style style:name="ro13" style:family="table-row">
      <style:table-row-properties style:row-height="1.075cm"/>
    </style:style>
    <style:style style:name="ro14" style:family="table-row">
      <style:table-row-properties style:row-height="1.098cm"/>
    </style:style>
    <style:style style:name="ro15" style:family="table-row">
      <style:table-row-properties style:row-height="0.657cm"/>
    </style:style>
    <style:style style:name="ro16" style:family="table-row">
      <style:table-row-properties style:row-height="1.09cm"/>
    </style:style>
    <style:style style:name="ro17" style:family="table-row">
      <style:table-row-properties style:row-height="1.088cm"/>
    </style:style>
    <style:style style:name="ro18" style:family="table-row">
      <style:table-row-properties style:row-height="1.095cm"/>
    </style:style>
    <style:style style:name="ro19" style:family="table-row">
      <style:table-row-properties style:row-height="1.087cm"/>
    </style:style>
    <style:style style:name="ro20" style:family="table-row">
      <style:table-row-properties style:row-height="1.085cm"/>
    </style:style>
    <style:style style:name="ro21" style:family="table-row">
      <style:table-row-properties style:row-height="1.538cm"/>
    </style:style>
    <style:style style:name="ro22" style:family="table-row">
      <style:table-row-properties style:row-height="1.089cm"/>
    </style:style>
    <style:style style:name="ce1" style:family="table-cell">
      <loext:graphic-properties draw:fill="none" draw:textarea-vertical-align="top" fo:padding-top="0cm" fo:padding-bottom="0cm" fo:padding-left="0cm" fo:padding-right="0cm"/>
      <style:paragraph-properties fo:border="0.48pt solid #000000"/>
    </style:style>
    <style:style style:name="ce2" style:family="table-cell">
      <loext:graphic-properties draw:fill="none" draw:textarea-vertical-align="middle" fo:padding-top="0cm" fo:padding-bottom="0cm" fo:padding-left="0cm" fo:padding-right="0cm"/>
      <style:paragraph-properties fo:border="0.48pt solid #000000"/>
    </style:style>
    <style:style style:name="ce3" style:family="table-cell">
      <loext:graphic-properties draw:fill="none" draw:textarea-vertical-align="bottom" fo:padding-top="0cm" fo:padding-bottom="0cm" fo:padding-left="0cm" fo:padding-right="0cm"/>
      <style:paragraph-properties fo:border="0.48pt solid #000000"/>
    </style:style>
    <style:style style:name="P1" style:family="paragraph"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564cm" fo:margin-bottom="0cm" fo:line-height="25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212cm" fo:margin-bottom="0cm" fo:line-height="24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25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07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.24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.247cm" fo:margin-right="0cm" fo:margin-top="0.07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9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1.164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20%" fo:text-align="justify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.247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urier New" fo:font-size="10pt" fo:letter-spacing="normal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2" style:family="text">
      <style:text-properties fo:font-variant="normal" fo:text-transform="none" fo:color="#0000ff" style:text-line-through-style="none" style:text-line-through-type="none" style:text-position="0% 100%" style:font-name="Calibri" fo:font-size="10pt" fo:letter-spacing="normal" fo:font-style="normal" style:text-underline-style="solid" style:text-underline-width="auto" style:text-underline-color="font-color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stom">
        <draw:custom-shape draw:name="Google Shape;13;p1" draw:style-name="gr1" draw:text-style-name="P5" draw:layer="layout" svg:width="5.877cm" svg:height="8.699cm" svg:x="2.505cm" svg:y="2.575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 Country: Chile</text:span></text:p>
          <text:p text:style-name="P2"><text:span text:style-name="T1">short id: 12898 full name: James S</text:span></text:p>
          <text:p text:style-name="P3"><text:span text:style-name="T1">country&gt;test: India date of birth: 09/09/1998 ssn: 234</text:span></text:p>
          <text:p text:style-name="P4"><text:span text:style-name="T1">zipcode: 1244567879 Full Name: Kir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;p1" draw:style-name="standard" draw:layer="layout" svg:width="5.876cm" svg:height="11.401cm" svg:x="2.505cm" svg:y="12.25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6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15;p1" draw:style-name="gr1" draw:text-style-name="P5" draw:layer="layout" svg:width="5.868cm" svg:height="0.872cm" svg:x="2.514cm" svg:y="24.553cm">
          <text:p text:style-name="P1"><text:span text:style-name="T1">Full Name: Sophie N. Hunt Email: </text:span><text:span text:style-name="T2"><text:a xlink:href="mailto:sophie@live.com" xlink:type="simple">sophie@live.com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;p1:notes" presentation:style-name="pr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;p1:notes" draw:style-name="gr2" draw:layer="layout" svg:width="12.7cm" svg:height="9.524cm" svg:x="3.176cm" svg:y="1.905cm" draw:page-number="1" presentation:class="page"/>
        </presentation:notes>
      </draw:page>
      <draw:page draw:name="page2" draw:style-name="dp1" draw:master-page-name="Custom">
        <draw:frame draw:name="Google Shape;20;p2" draw:style-name="standard" draw:layer="layout" svg:width="5.876cm" svg:height="12.711cm" svg:x="2.505cm" svg:y="2.593cm">
          <table:table>
            <table:table-column table:style-name="co1"/>
            <table:table-column table:style-name="co2"/>
            <table:table-row table:style-name="ro7" table:default-cell-style-name="ce1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21;p2" draw:style-name="gr1" draw:text-style-name="P5" draw:layer="layout" svg:width="5.877cm" svg:height="0.378cm" svg:x="2.505cm" svg:y="16.197cm">
          <text:p text:style-name="P6"><text:span text:style-name="T1">full name: Sophie N. H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;p2" draw:style-name="gr1" draw:text-style-name="P5" draw:layer="layout" svg:width="5.877cm" svg:height="0.819cm" svg:x="2.505cm" svg:y="17.127cm">
          <text:p text:style-name="P1"><text:span text:style-name="T1">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;p2" draw:style-name="standard" draw:layer="layout" svg:width="5.876cm" svg:height="7.027cm" svg:x="2.505cm" svg:y="17.956cm">
          <table:table>
            <table:table-column table:style-name="co1"/>
            <table:table-column table:style-name="co2"/>
            <table:table-row table:style-name="ro8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9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frame draw:name="Google Shape;17;p2:notes" presentation:style-name="pr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;p2:notes" draw:style-name="gr2" draw:layer="layout" svg:width="12.7cm" svg:height="9.524cm" svg:x="3.176cm" svg:y="1.905cm" draw:page-number="2" presentation:class="page"/>
        </presentation:notes>
      </draw:page>
      <draw:page draw:name="page3" draw:style-name="dp1" draw:master-page-name="Custom">
        <draw:custom-shape draw:name="Google Shape;28;p3" draw:style-name="gr1" draw:text-style-name="P5" draw:layer="layout" svg:width="3.549cm" svg:height="0.868cm" svg:x="2.505cm" svg:y="2.575cm">
          <text:p text:style-name="P11"><text:span text:style-name="T3">Country: Brazil</text:span></text:p>
          <text:p text:style-name="P11"><text:span text:style-name="T3">Country: Ch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;p3" draw:style-name="standard" draw:layer="layout" svg:width="5.876cm" svg:height="3.495cm" svg:x="2.505cm" svg:y="3.90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0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Google Shape;30;p3" draw:style-name="gr1" draw:text-style-name="P5" draw:layer="layout" svg:width="5.877cm" svg:height="1.3cm" svg:x="2.505cm" svg:y="8.29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;p3" draw:style-name="standard" draw:layer="layout" svg:width="5.876cm" svg:height="12.301cm" svg:x="2.505cm" svg:y="9.6cm">
          <table:table>
            <table:table-column table:style-name="co1"/>
            <table:table-column table:style-name="co2"/>
            <table:table-row table:style-name="ro8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1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Google Shape;32;p3" draw:style-name="gr1" draw:text-style-name="P5" draw:layer="layout" svg:width="5.877cm" svg:height="1.754cm" svg:x="2.505cm" svg:y="23.23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 Country: Ch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;p3:notes" presentation:style-name="pr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6;p3:notes" draw:style-name="gr2" draw:layer="layout" svg:width="12.7cm" svg:height="9.524cm" svg:x="3.176cm" svg:y="1.905cm" draw:page-number="3" presentation:class="page"/>
        </presentation:notes>
      </draw:page>
      <draw:page draw:name="page4" draw:style-name="dp1" draw:master-page-name="Custom">
        <draw:frame draw:name="Google Shape;37;p4" draw:style-name="standard" draw:layer="layout" svg:width="5.876cm" svg:height="11.401cm" svg:x="2.505cm" svg:y="2.593cm">
          <table:table>
            <table:table-column table:style-name="co1"/>
            <table:table-column table:style-name="co2"/>
            <table:table-row table:style-name="ro7" table:default-cell-style-name="ce1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9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Google Shape;38;p4" draw:style-name="gr1" draw:text-style-name="P5" draw:layer="layout" svg:width="5.877cm" svg:height="1.313cm" svg:x="2.505cm" svg:y="14.874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;p4" draw:style-name="standard" draw:layer="layout" svg:width="5.876cm" svg:height="8.346cm" svg:x="2.505cm" svg:y="16.197cm">
          <table:table>
            <table:table-column table:style-name="co1"/>
            <table:table-column table:style-name="co2"/>
            <table:table-row table:style-name="ro8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2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Google Shape;40;p4" draw:style-name="gr1" draw:text-style-name="P5" draw:layer="layout" svg:width="3.549cm" svg:height="0.431cm" svg:x="2.505cm" svg:y="24.994cm">
          <text:p text:style-name="P6"><text:span text:style-name="T3"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4;p4:notes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5;p4:notes" draw:style-name="gr2" draw:layer="layout" svg:width="12.7cm" svg:height="9.524cm" svg:x="3.176cm" svg:y="1.905cm" draw:page-number="4" presentation:class="page"/>
        </presentation:notes>
      </draw:page>
      <draw:page draw:name="page5" draw:style-name="dp1" draw:master-page-name="Custom">
        <draw:custom-shape draw:name="Google Shape;45;p5" draw:style-name="gr1" draw:text-style-name="P5" draw:layer="layout" svg:width="3.32cm" svg:height="0.431cm" svg:x="2.505cm" svg:y="2.575cm">
          <text:p text:style-name="P6"><text:span text:style-name="T3">Country: Ch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;p5" draw:style-name="standard" draw:layer="layout" svg:width="5.876cm" svg:height="2.168cm" svg:x="2.505cm" svg:y="3.47cm">
          <table:table>
            <table:table-column table:style-name="co1"/>
            <table:table-column table:style-name="co2"/>
            <table:table-row table:style-name="ro13" table:default-cell-style-name="ce1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0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Google Shape;47;p5" draw:style-name="gr1" draw:text-style-name="P5" draw:layer="layout" svg:width="5.877cm" svg:height="1.313cm" svg:x="2.505cm" svg:y="6.526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;p5" draw:style-name="standard" draw:layer="layout" svg:width="5.876cm" svg:height="12.301cm" svg:x="2.505cm" svg:y="7.849cm">
          <table:table>
            <table:table-column table:style-name="co1"/>
            <table:table-column table:style-name="co2"/>
            <table:table-row table:style-name="ro8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4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Google Shape;49;p5" draw:style-name="gr1" draw:text-style-name="P5" draw:layer="layout" svg:width="5.877cm" svg:height="1.313cm" svg:x="2.505cm" svg:y="21.471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;p5" draw:style-name="standard" draw:layer="layout" svg:width="5.876cm" svg:height="1.749cm" svg:x="2.505cm" svg:y="22.794cm">
          <table:table>
            <table:table-column table:style-name="co1"/>
            <table:table-column table:style-name="co2"/>
            <table:table-row table:style-name="ro15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6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Google Shape;51;p5" draw:style-name="gr1" draw:text-style-name="P5" draw:layer="layout" svg:width="3.549cm" svg:height="0.431cm" svg:x="2.505cm" svg:y="24.994cm">
          <text:p text:style-name="P6"><text:span text:style-name="T3"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2;p5:notes" presentation:style-name="pr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3;p5:notes" draw:style-name="gr2" draw:layer="layout" svg:width="12.7cm" svg:height="9.524cm" svg:x="3.176cm" svg:y="1.905cm" draw:page-number="5" presentation:class="page"/>
        </presentation:notes>
      </draw:page>
      <draw:page draw:name="page6" draw:style-name="dp1" draw:master-page-name="Custom">
        <draw:custom-shape draw:name="Google Shape;56;p6" draw:style-name="gr1" draw:text-style-name="P5" draw:layer="layout" svg:width="3.32cm" svg:height="0.431cm" svg:x="2.505cm" svg:y="2.575cm">
          <text:p text:style-name="P6"><text:span text:style-name="T3">Country: Ch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6" draw:style-name="standard" draw:layer="layout" svg:width="5.876cm" svg:height="8.76cm" svg:x="2.505cm" svg:y="3.47cm">
          <table:table>
            <table:table-column table:style-name="co1"/>
            <table:table-column table:style-name="co2"/>
            <table:table-row table:style-name="ro13" table:default-cell-style-name="ce1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6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Google Shape;58;p6" draw:style-name="gr1" draw:text-style-name="P5" draw:layer="layout" svg:width="5.877cm" svg:height="1.309cm" svg:x="2.505cm" svg:y="13.564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;p6" draw:style-name="standard" draw:layer="layout" svg:width="5.876cm" svg:height="9.668cm" svg:x="2.505cm" svg:y="14.874cm">
          <table:table>
            <table:table-column table:style-name="co1"/>
            <table:table-column table:style-name="co2"/>
            <table:table-row table:style-name="ro8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2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name="Google Shape;60;p6" draw:style-name="gr1" draw:text-style-name="P5" draw:layer="layout" svg:width="3.549cm" svg:height="0.431cm" svg:x="2.505cm" svg:y="24.994cm">
          <text:p text:style-name="P6"><text:span text:style-name="T3"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3;p6:notes" presentation:style-name="pr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4;p6:notes" draw:style-name="gr2" draw:layer="layout" svg:width="12.7cm" svg:height="9.524cm" svg:x="3.176cm" svg:y="1.905cm" draw:page-number="6" presentation:class="page"/>
        </presentation:notes>
      </draw:page>
      <draw:page draw:name="page7" draw:style-name="dp1" draw:master-page-name="Custom">
        <draw:custom-shape draw:name="Google Shape;65;p7" draw:style-name="gr1" draw:text-style-name="P5" draw:layer="layout" svg:width="3.32cm" svg:height="0.431cm" svg:x="2.505cm" svg:y="2.575cm">
          <text:p text:style-name="P6"><text:span text:style-name="T3">Country: Ch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7" draw:style-name="gr1" draw:text-style-name="P5" draw:layer="layout" svg:width="5.877cm" svg:height="3.046cm" svg:x="2.505cm" svg:y="3.47cm">
          <text:p text:style-name="P1"><text:span text:style-name="T1">Country: Brazil Country: Chile</text:span></text:p>
          <text:p text:style-name="P12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;p7" draw:style-name="standard" draw:layer="layout" svg:width="5.876cm" svg:height="12.301cm" svg:x="2.505cm" svg:y="6.526cm">
          <table:table>
            <table:table-column table:style-name="co1"/>
            <table:table-column table:style-name="co2"/>
            <table:table-row table:style-name="ro8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4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name="Google Shape;68;p7" draw:style-name="gr1" draw:text-style-name="P5" draw:layer="layout" svg:width="5.877cm" svg:height="5.264cm" svg:x="2.505cm" svg:y="19.72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 Country: Chile</text:span></text:p>
          <text:p text:style-name="P13"><text:span text:style-name="T1">Full name: Sophie N. Hunt Email: </text:span><text:span text:style-name="T2"><text:a xlink:href="mailto:sophie@live.com" xlink:type="simple">sophie@live.com</text:a></text:span><text:span text:style-name="T1"><text:s/>Country: Brazil Country: Ch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2;p7:notes" presentation:style-name="pr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3;p7:notes" draw:style-name="gr2" draw:layer="layout" svg:width="12.7cm" svg:height="9.524cm" svg:x="3.176cm" svg:y="1.905cm" draw:page-number="7" presentation:class="page"/>
        </presentation:notes>
      </draw:page>
      <draw:page draw:name="page8" draw:style-name="dp1" draw:master-page-name="Custom">
        <draw:frame draw:name="Google Shape;73;p8" draw:style-name="standard" draw:layer="layout" svg:width="9.135cm" svg:height="11.401cm" svg:x="2.505cm" svg:y="2.593cm">
          <table:table>
            <table:table-column table:style-name="co1"/>
            <table:table-column table:style-name="co3"/>
            <table:table-row table:style-name="ro7" table:default-cell-style-name="ce1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9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name="Google Shape;74;p8" draw:style-name="gr1" draw:text-style-name="P5" draw:layer="layout" svg:width="9.136cm" svg:height="2.636cm" svg:x="2.505cm" svg:y="14.874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text:p text:style-name="P1"><text:span text:style-name="T1">Country: ChileFull name: Sophie N. Hunt 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5;p8" draw:style-name="standard" draw:layer="layout" svg:width="9.135cm" svg:height="7.027cm" svg:x="2.505cm" svg:y="17.515cm">
          <table:table>
            <table:table-column table:style-name="co1"/>
            <table:table-column table:style-name="co3"/>
            <table:table-row table:style-name="ro8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9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name="Google Shape;76;p8" draw:style-name="gr1" draw:text-style-name="P5" draw:layer="layout" svg:width="3.549cm" svg:height="0.431cm" svg:x="2.505cm" svg:y="24.994cm">
          <text:p text:style-name="P6"><text:span text:style-name="T3"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0;p8:notes" presentation:style-name="pr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1;p8:notes" draw:style-name="gr2" draw:layer="layout" svg:width="12.7cm" svg:height="9.524cm" svg:x="3.176cm" svg:y="1.905cm" draw:page-number="8" presentation:class="page"/>
        </presentation:notes>
      </draw:page>
      <draw:page draw:name="page9" draw:style-name="dp1" draw:master-page-name="Custom">
        <draw:custom-shape draw:name="Google Shape;81;p9" draw:style-name="gr1" draw:text-style-name="P5" draw:layer="layout" svg:width="3.32cm" svg:height="0.431cm" svg:x="2.505cm" svg:y="2.575cm">
          <text:p text:style-name="P6"><text:span text:style-name="T3">Country: Ch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;p9" draw:style-name="standard" draw:layer="layout" svg:width="9.135cm" svg:height="3.486cm" svg:x="2.505cm" svg:y="3.47cm">
          <table:table>
            <table:table-column table:style-name="co1"/>
            <table:table-column table:style-name="co3"/>
            <table:table-row table:style-name="ro13" table:default-cell-style-name="ce1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6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name="Google Shape;83;p9" draw:style-name="gr1" draw:text-style-name="P5" draw:layer="layout" svg:width="9.136cm" svg:height="2.623cm" svg:x="2.505cm" svg:y="7.849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text:p text:style-name="P1"><text:span text:style-name="T1">Country: ChileFull name: Sophie N. Hunt 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4;p9" draw:style-name="standard" draw:layer="layout" svg:width="9.135cm" svg:height="12.301cm" svg:x="2.505cm" svg:y="10.482cm">
          <table:table>
            <table:table-column table:style-name="co1"/>
            <table:table-column table:style-name="co3"/>
            <table:table-row table:style-name="ro8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2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name="Google Shape;85;p9" draw:style-name="gr1" draw:text-style-name="P5" draw:layer="layout" svg:width="9.136cm" svg:height="1.754cm" svg:x="2.505cm" svg:y="23.671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text:p text:style-name="P1"><text:span text:style-name="T1">Country: ChileFull name: Sophie N. H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8;p9:notes" presentation:style-name="pr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9;p9:notes" draw:style-name="gr2" draw:layer="layout" svg:width="12.7cm" svg:height="9.524cm" svg:x="3.176cm" svg:y="1.905cm" draw:page-number="9" presentation:class="page"/>
        </presentation:notes>
      </draw:page>
      <draw:page draw:name="page10" draw:style-name="dp1" draw:master-page-name="Custom">
        <draw:custom-shape draw:name="Google Shape;90;p10" draw:style-name="gr1" draw:text-style-name="P5" draw:layer="layout" svg:width="5.216cm" svg:height="0.868cm" svg:x="2.505cm" svg:y="2.575cm">
          <text:p text:style-name="P14"><text:span text:style-name="T1">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1;p10" draw:style-name="standard" draw:layer="layout" svg:width="9.135cm" svg:height="12.292cm" svg:x="2.505cm" svg:y="3.453cm">
          <table:table>
            <table:table-column table:style-name="co1"/>
            <table:table-column table:style-name="co3"/>
            <table:table-row table:style-name="ro8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7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name="Google Shape;92;p10" draw:style-name="gr1" draw:text-style-name="P5" draw:layer="layout" svg:width="9.136cm" svg:height="2.632cm" svg:x="2.505cm" svg:y="16.638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text:p text:style-name="P1"><text:span text:style-name="T1">Country: ChileFull name: Sophie N. Hunt 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3;p10" draw:style-name="standard" draw:layer="layout" svg:width="9.135cm" svg:height="5.704cm" svg:x="2.505cm" svg:y="19.279cm">
          <table:table>
            <table:table-column table:style-name="co1"/>
            <table:table-column table:style-name="co3"/>
            <table:table-row table:style-name="ro8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8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frame draw:name="Google Shape;87;p10:notes" presentation:style-name="pr1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8;p10:notes" draw:style-name="gr2" draw:layer="layout" svg:width="12.7cm" svg:height="9.524cm" svg:x="3.176cm" svg:y="1.905cm" draw:page-number="10" presentation:class="page"/>
        </presentation:notes>
      </draw:page>
      <draw:page draw:name="page11" draw:style-name="dp1" draw:master-page-name="Custom">
        <draw:frame draw:name="Google Shape;98;p11" draw:style-name="standard" draw:layer="layout" svg:width="9.135cm" svg:height="6.127cm" svg:x="2.505cm" svg:y="2.593cm">
          <table:table>
            <table:table-column table:style-name="co1"/>
            <table:table-column table:style-name="co3"/>
            <table:table-row table:style-name="ro7" table:default-cell-style-name="ce1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0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20.svm" xlink:type="simple" xlink:show="embed" xlink:actuate="onLoad"/>
        </draw:frame>
        <draw:custom-shape draw:name="Google Shape;99;p11" draw:style-name="gr1" draw:text-style-name="P5" draw:layer="layout" svg:width="9.136cm" svg:height="2.632cm" svg:x="2.505cm" svg:y="9.6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text:p text:style-name="P1"><text:span text:style-name="T1">Country: ChileFull name: Sophie N. Hunt 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0;p11" draw:style-name="standard" draw:layer="layout" svg:width="9.135cm" svg:height="12.301cm" svg:x="2.505cm" svg:y="12.241cm">
          <table:table>
            <table:table-column table:style-name="co1"/>
            <table:table-column table:style-name="co3"/>
            <table:table-row table:style-name="ro8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1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21.svm" xlink:type="simple" xlink:show="embed" xlink:actuate="onLoad"/>
        </draw:frame>
        <presentation:notes draw:style-name="dp2">
          <draw:frame draw:name="Google Shape;95;p11:notes" presentation:style-name="pr1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11:notes" draw:style-name="gr2" draw:layer="layout" svg:width="12.7cm" svg:height="9.524cm" svg:x="3.176cm" svg:y="1.905cm" draw:page-number="11" presentation:class="page"/>
        </presentation:notes>
      </draw:page>
      <draw:page draw:name="page12" draw:style-name="dp1" draw:master-page-name="Custom">
        <draw:custom-shape draw:name="Google Shape;105;p12" draw:style-name="gr1" draw:text-style-name="P5" draw:layer="layout" svg:width="9.136cm" svg:height="2.623cm" svg:x="2.505cm" svg:y="2.575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text:p text:style-name="P1"><text:span text:style-name="T1">Country: ChileFull name: Sophie N. Hunt 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12" draw:style-name="standard" draw:layer="layout" svg:width="9.135cm" svg:height="12.301cm" svg:x="2.505cm" svg:y="5.208cm">
          <table:table>
            <table:table-column table:style-name="co1"/>
            <table:table-column table:style-name="co3"/>
            <table:table-row table:style-name="ro8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4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22.svm" xlink:type="simple" xlink:show="embed" xlink:actuate="onLoad"/>
        </draw:frame>
        <draw:custom-shape draw:name="Google Shape;107;p12" draw:style-name="gr1" draw:text-style-name="P5" draw:layer="layout" svg:width="9.136cm" svg:height="2.623cm" svg:x="2.505cm" svg:y="18.397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text:p text:style-name="P1"><text:span text:style-name="T1">Country: ChileFull name: Sophie N. Hunt 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12" draw:style-name="standard" draw:layer="layout" svg:width="9.135cm" svg:height="3.072cm" svg:x="2.505cm" svg:y="21.03cm">
          <table:table>
            <table:table-column table:style-name="co1"/>
            <table:table-column table:style-name="co3"/>
            <table:table-row table:style-name="ro8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6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23.svm" xlink:type="simple" xlink:show="embed" xlink:actuate="onLoad"/>
        </draw:frame>
        <draw:custom-shape draw:name="Google Shape;109;p12" draw:style-name="gr1" draw:text-style-name="P5" draw:layer="layout" svg:width="3.549cm" svg:height="0.872cm" svg:x="2.505cm" svg:y="24.553cm">
          <text:p text:style-name="P1"><text:span text:style-name="T1">Country: Brazil Country: Ch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2;p12:notes" presentation:style-name="pr1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3;p12:notes" draw:style-name="gr2" draw:layer="layout" svg:width="12.7cm" svg:height="9.524cm" svg:x="3.176cm" svg:y="1.905cm" draw:page-number="12" presentation:class="page"/>
        </presentation:notes>
      </draw:page>
      <draw:page draw:name="page13" draw:style-name="dp1" draw:master-page-name="Custom">
        <draw:frame draw:name="Google Shape;114;p13" draw:style-name="standard" draw:layer="layout" svg:width="9.135cm" svg:height="7.442cm" svg:x="2.505cm" svg:y="3.029cm">
          <table:table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9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24.svm" xlink:type="simple" xlink:show="embed" xlink:actuate="onLoad"/>
        </draw:frame>
        <draw:custom-shape draw:name="Google Shape;115;p13" draw:style-name="gr1" draw:text-style-name="P5" draw:layer="layout" svg:width="9.136cm" svg:height="2.632cm" svg:x="2.505cm" svg:y="11.364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text:p text:style-name="P1"><text:span text:style-name="T1">Country: ChileFull name: Sophie N. Hunt 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;p13" draw:style-name="standard" draw:layer="layout" svg:width="9.135cm" svg:height="10.978cm" svg:x="2.505cm" svg:y="14.005cm">
          <table:table>
            <table:table-column table:style-name="co1"/>
            <table:table-column table:style-name="co3"/>
            <table:table-row table:style-name="ro15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2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25.svm" xlink:type="simple" xlink:show="embed" xlink:actuate="onLoad"/>
        </draw:frame>
        <presentation:notes draw:style-name="dp2">
          <draw:frame draw:name="Google Shape;111;p13:notes" presentation:style-name="pr1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2;p13:notes" draw:style-name="gr2" draw:layer="layout" svg:width="12.7cm" svg:height="9.524cm" svg:x="3.176cm" svg:y="1.905cm" draw:page-number="13" presentation:class="page"/>
        </presentation:notes>
      </draw:page>
      <draw:page draw:name="page14" draw:style-name="dp1" draw:master-page-name="Custom">
        <draw:custom-shape draw:name="Google Shape;121;p14" draw:style-name="gr1" draw:text-style-name="P5" draw:layer="layout" svg:width="3.549cm" svg:height="0.868cm" svg:x="2.505cm" svg:y="2.575cm">
          <text:p text:style-name="P11"><text:span text:style-name="T3">Country: Brazil</text:span></text:p>
          <text:p text:style-name="P11"><text:span text:style-name="T3">Country: Ch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4" draw:style-name="gr1" draw:text-style-name="P5" draw:layer="layout" svg:width="9.136cm" svg:height="2.632cm" svg:x="2.505cm" svg:y="4.326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text:p text:style-name="P1"><text:span text:style-name="T1">Country: ChileFull name: Sophie N. Hunt 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3;p14" draw:style-name="standard" draw:layer="layout" svg:width="9.135cm" svg:height="12.301cm" svg:x="2.505cm" svg:y="6.967cm">
          <table:table>
            <table:table-column table:style-name="co1"/>
            <table:table-column table:style-name="co3"/>
            <table:table-row table:style-name="ro8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4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26.svm" xlink:type="simple" xlink:show="embed" xlink:actuate="onLoad"/>
        </draw:frame>
        <draw:custom-shape draw:name="Google Shape;124;p14" draw:style-name="gr1" draw:text-style-name="P5" draw:layer="layout" svg:width="9.136cm" svg:height="2.632cm" svg:x="2.505cm" svg:y="20.152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text:p text:style-name="P1"><text:span text:style-name="T1">Country: ChileFull name: Sophie N. Hunt 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14" draw:style-name="standard" draw:layer="layout" svg:width="9.135cm" svg:height="1.749cm" svg:x="2.505cm" svg:y="22.794cm">
          <table:table>
            <table:table-column table:style-name="co1"/>
            <table:table-column table:style-name="co3"/>
            <table:table-row table:style-name="ro15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6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27.svm" xlink:type="simple" xlink:show="embed" xlink:actuate="onLoad"/>
        </draw:frame>
        <draw:custom-shape draw:name="Google Shape;126;p14" draw:style-name="gr1" draw:text-style-name="P5" draw:layer="layout" svg:width="3.549cm" svg:height="0.431cm" svg:x="2.505cm" svg:y="24.994cm">
          <text:p text:style-name="P6"><text:span text:style-name="T3"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8;p14:notes" presentation:style-name="pr1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9;p14:notes" draw:style-name="gr2" draw:layer="layout" svg:width="12.7cm" svg:height="9.524cm" svg:x="3.176cm" svg:y="1.905cm" draw:page-number="14" presentation:class="page"/>
        </presentation:notes>
      </draw:page>
      <draw:page draw:name="page15" draw:style-name="dp1" draw:master-page-name="Custom">
        <draw:custom-shape draw:name="Google Shape;131;p15" draw:style-name="gr1" draw:text-style-name="P5" draw:layer="layout" svg:width="3.32cm" svg:height="0.431cm" svg:x="2.505cm" svg:y="2.575cm">
          <text:p text:style-name="P6"><text:span text:style-name="T3">Country: Ch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2;p15" draw:style-name="standard" draw:layer="layout" svg:width="9.135cm" svg:height="8.76cm" svg:x="2.505cm" svg:y="3.47cm">
          <table:table>
            <table:table-column table:style-name="co1"/>
            <table:table-column table:style-name="co3"/>
            <table:table-row table:style-name="ro13" table:default-cell-style-name="ce1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6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28.svm" xlink:type="simple" xlink:show="embed" xlink:actuate="onLoad"/>
        </draw:frame>
        <draw:custom-shape draw:name="Google Shape;133;p15" draw:style-name="gr1" draw:text-style-name="P5" draw:layer="layout" svg:width="9.136cm" svg:height="2.623cm" svg:x="2.505cm" svg:y="13.123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text:p text:style-name="P1"><text:span text:style-name="T1">Country: ChileFull name: Sophie N. Hunt 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4;p15" draw:style-name="standard" draw:layer="layout" svg:width="9.135cm" svg:height="9.668cm" svg:x="2.505cm" svg:y="15.756cm">
          <table:table>
            <table:table-column table:style-name="co1"/>
            <table:table-column table:style-name="co3"/>
            <table:table-row table:style-name="ro8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9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29.svm" xlink:type="simple" xlink:show="embed" xlink:actuate="onLoad"/>
        </draw:frame>
        <presentation:notes draw:style-name="dp2">
          <draw:frame draw:name="Google Shape;128;p15:notes" presentation:style-name="pr1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9;p15:notes" draw:style-name="gr2" draw:layer="layout" svg:width="12.7cm" svg:height="9.524cm" svg:x="3.176cm" svg:y="1.905cm" draw:page-number="15" presentation:class="page"/>
        </presentation:notes>
      </draw:page>
      <draw:page draw:name="page16" draw:style-name="dp1" draw:master-page-name="Custom">
        <draw:frame draw:name="Google Shape;139;p16" draw:style-name="standard" draw:layer="layout" svg:width="9.135cm" svg:height="2.168cm" svg:x="2.505cm" svg:y="3.029cm">
          <table:table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0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30.svm" xlink:type="simple" xlink:show="embed" xlink:actuate="onLoad"/>
        </draw:frame>
        <draw:custom-shape draw:name="Google Shape;140;p16" draw:style-name="gr1" draw:text-style-name="P5" draw:layer="layout" svg:width="9.136cm" svg:height="2.636cm" svg:x="2.505cm" svg:y="6.085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text:p text:style-name="P1"><text:span text:style-name="T1">Country: ChileFull name: Sophie N. Hunt 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1;p16" draw:style-name="standard" draw:layer="layout" svg:width="9.135cm" svg:height="12.288cm" svg:x="2.505cm" svg:y="8.731cm">
          <table:table>
            <table:table-column table:style-name="co1"/>
            <table:table-column table:style-name="co3"/>
            <table:table-row table:style-name="ro15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31.svm" xlink:type="simple" xlink:show="embed" xlink:actuate="onLoad"/>
        </draw:frame>
        <draw:custom-shape draw:name="Google Shape;142;p16" draw:style-name="gr1" draw:text-style-name="P5" draw:layer="layout" svg:width="9.136cm" svg:height="3.073cm" svg:x="2.505cm" svg:y="21.912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text:p text:style-name="P1"><text:span text:style-name="T1">Country: ChileFull name: Sophie N. Hunt Email: </text:span><text:span text:style-name="T2"><text:a xlink:href="mailto:sophie@live.com" xlink:type="simple">sophie@live.com</text:a></text:span><text:span text:style-name="T1"><text:s/>Country: Brazil Country: Ch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6;p16:notes" presentation:style-name="pr1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7;p16:notes" draw:style-name="gr2" draw:layer="layout" svg:width="12.7cm" svg:height="9.524cm" svg:x="3.176cm" svg:y="1.905cm" draw:page-number="16" presentation:class="page"/>
        </presentation:notes>
      </draw:page>
      <draw:page draw:name="page17" draw:style-name="dp1" draw:master-page-name="Custom">
        <draw:frame draw:name="Google Shape;147;p17" draw:style-name="standard" draw:layer="layout" svg:width="9.135cm" svg:height="11.401cm" svg:x="2.505cm" svg:y="2.593cm">
          <table:table>
            <table:table-column table:style-name="co1"/>
            <table:table-column table:style-name="co3"/>
            <table:table-row table:style-name="ro7" table:default-cell-style-name="ce1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9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32.svm" xlink:type="simple" xlink:show="embed" xlink:actuate="onLoad"/>
        </draw:frame>
        <draw:custom-shape draw:name="Google Shape;148;p17" draw:style-name="gr1" draw:text-style-name="P5" draw:layer="layout" svg:width="9.136cm" svg:height="2.636cm" svg:x="2.505cm" svg:y="14.874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text:p text:style-name="P1"><text:span text:style-name="T1">Country: ChileFull name: Sophie N. Hunt 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9;p17" draw:style-name="standard" draw:layer="layout" svg:width="9.135cm" svg:height="7.027cm" svg:x="2.505cm" svg:y="17.515cm">
          <table:table>
            <table:table-column table:style-name="co1"/>
            <table:table-column table:style-name="co3"/>
            <table:table-row table:style-name="ro8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9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33.svm" xlink:type="simple" xlink:show="embed" xlink:actuate="onLoad"/>
        </draw:frame>
        <draw:custom-shape draw:name="Google Shape;150;p17" draw:style-name="gr1" draw:text-style-name="P5" draw:layer="layout" svg:width="3.549cm" svg:height="0.431cm" svg:x="2.505cm" svg:y="24.994cm">
          <text:p text:style-name="P6"><text:span text:style-name="T3"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4;p17:notes" presentation:style-name="pr1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5;p17:notes" draw:style-name="gr2" draw:layer="layout" svg:width="12.7cm" svg:height="9.524cm" svg:x="3.176cm" svg:y="1.905cm" draw:page-number="17" presentation:class="page"/>
        </presentation:notes>
      </draw:page>
      <draw:page draw:name="page18" draw:style-name="dp1" draw:master-page-name="Custom">
        <draw:custom-shape draw:name="Google Shape;155;p18" draw:style-name="gr1" draw:text-style-name="P5" draw:layer="layout" svg:width="3.32cm" svg:height="0.431cm" svg:x="2.505cm" svg:y="2.575cm">
          <text:p text:style-name="P6"><text:span text:style-name="T3">Country: Ch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6;p18" draw:style-name="standard" draw:layer="layout" svg:width="9.135cm" svg:height="3.486cm" svg:x="2.505cm" svg:y="3.47cm">
          <table:table>
            <table:table-column table:style-name="co1"/>
            <table:table-column table:style-name="co3"/>
            <table:table-row table:style-name="ro13" table:default-cell-style-name="ce1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6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34.svm" xlink:type="simple" xlink:show="embed" xlink:actuate="onLoad"/>
        </draw:frame>
        <draw:custom-shape draw:name="Google Shape;157;p18" draw:style-name="gr1" draw:text-style-name="P5" draw:layer="layout" svg:width="9.136cm" svg:height="2.623cm" svg:x="2.505cm" svg:y="7.849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text:p text:style-name="P1"><text:span text:style-name="T1">Country: ChileFull name: Sophie N. Hunt 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8;p18" draw:style-name="standard" draw:layer="layout" svg:width="9.135cm" svg:height="12.301cm" svg:x="2.505cm" svg:y="10.482cm">
          <table:table>
            <table:table-column table:style-name="co1"/>
            <table:table-column table:style-name="co3"/>
            <table:table-row table:style-name="ro8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2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35.svm" xlink:type="simple" xlink:show="embed" xlink:actuate="onLoad"/>
        </draw:frame>
        <draw:custom-shape draw:name="Google Shape;159;p18" draw:style-name="gr1" draw:text-style-name="P5" draw:layer="layout" svg:width="9.136cm" svg:height="1.754cm" svg:x="2.505cm" svg:y="23.671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text:p text:style-name="P1"><text:span text:style-name="T1">Country: ChileFull name: Sophie N. H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2;p18:notes" presentation:style-name="pr1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3;p18:notes" draw:style-name="gr2" draw:layer="layout" svg:width="12.7cm" svg:height="9.524cm" svg:x="3.176cm" svg:y="1.905cm" draw:page-number="18" presentation:class="page"/>
        </presentation:notes>
      </draw:page>
      <draw:page draw:name="page19" draw:style-name="dp1" draw:master-page-name="Custom">
        <draw:custom-shape draw:name="Google Shape;164;p19" draw:style-name="gr1" draw:text-style-name="P5" draw:layer="layout" svg:width="5.216cm" svg:height="0.868cm" svg:x="2.505cm" svg:y="2.575cm">
          <text:p text:style-name="P14"><text:span text:style-name="T1">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5;p19" draw:style-name="standard" draw:layer="layout" svg:width="9.135cm" svg:height="12.292cm" svg:x="2.505cm" svg:y="3.453cm">
          <table:table>
            <table:table-column table:style-name="co1"/>
            <table:table-column table:style-name="co3"/>
            <table:table-row table:style-name="ro8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7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36.svm" xlink:type="simple" xlink:show="embed" xlink:actuate="onLoad"/>
        </draw:frame>
        <draw:custom-shape draw:name="Google Shape;166;p19" draw:style-name="gr1" draw:text-style-name="P5" draw:layer="layout" svg:width="9.136cm" svg:height="2.632cm" svg:x="2.505cm" svg:y="16.638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text:p text:style-name="P1"><text:span text:style-name="T1">Country: ChileFull name: Sophie N. Hunt 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7;p19" draw:style-name="standard" draw:layer="layout" svg:width="9.135cm" svg:height="5.704cm" svg:x="2.505cm" svg:y="19.279cm">
          <table:table>
            <table:table-column table:style-name="co1"/>
            <table:table-column table:style-name="co3"/>
            <table:table-row table:style-name="ro8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8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37.svm" xlink:type="simple" xlink:show="embed" xlink:actuate="onLoad"/>
        </draw:frame>
        <presentation:notes draw:style-name="dp2">
          <draw:frame draw:name="Google Shape;161;p19:notes" presentation:style-name="pr1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2;p19:notes" draw:style-name="gr2" draw:layer="layout" svg:width="12.7cm" svg:height="9.524cm" svg:x="3.176cm" svg:y="1.905cm" draw:page-number="19" presentation:class="page"/>
        </presentation:notes>
      </draw:page>
      <draw:page draw:name="page20" draw:style-name="dp1" draw:master-page-name="Custom">
        <draw:frame draw:name="Google Shape;172;p20" draw:style-name="standard" draw:layer="layout" svg:width="9.135cm" svg:height="6.127cm" svg:x="2.505cm" svg:y="2.593cm">
          <table:table>
            <table:table-column table:style-name="co1"/>
            <table:table-column table:style-name="co3"/>
            <table:table-row table:style-name="ro7" table:default-cell-style-name="ce1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0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38.svm" xlink:type="simple" xlink:show="embed" xlink:actuate="onLoad"/>
        </draw:frame>
        <draw:custom-shape draw:name="Google Shape;173;p20" draw:style-name="gr1" draw:text-style-name="P5" draw:layer="layout" svg:width="9.136cm" svg:height="2.632cm" svg:x="2.505cm" svg:y="9.6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text:p text:style-name="P1"><text:span text:style-name="T1">Country: ChileFull name: Sophie N. Hunt 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20" draw:style-name="standard" draw:layer="layout" svg:width="9.135cm" svg:height="12.301cm" svg:x="2.505cm" svg:y="12.241cm">
          <table:table>
            <table:table-column table:style-name="co1"/>
            <table:table-column table:style-name="co3"/>
            <table:table-row table:style-name="ro8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1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39.svm" xlink:type="simple" xlink:show="embed" xlink:actuate="onLoad"/>
        </draw:frame>
        <presentation:notes draw:style-name="dp2">
          <draw:frame draw:name="Google Shape;169;p20:notes" presentation:style-name="pr2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0;p20:notes" draw:style-name="gr2" draw:layer="layout" svg:width="12.7cm" svg:height="9.524cm" svg:x="3.176cm" svg:y="1.905cm" draw:page-number="20" presentation:class="page"/>
        </presentation:notes>
      </draw:page>
      <draw:page draw:name="page21" draw:style-name="dp1" draw:master-page-name="Custom">
        <draw:custom-shape draw:name="Google Shape;179;p21" draw:style-name="gr1" draw:text-style-name="P5" draw:layer="layout" svg:width="9.136cm" svg:height="2.623cm" svg:x="2.505cm" svg:y="2.575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text:p text:style-name="P1"><text:span text:style-name="T1">Country: ChileFull name: Sophie N. Hunt 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0;p21" draw:style-name="standard" draw:layer="layout" svg:width="9.135cm" svg:height="12.301cm" svg:x="2.505cm" svg:y="5.208cm">
          <table:table>
            <table:table-column table:style-name="co1"/>
            <table:table-column table:style-name="co3"/>
            <table:table-row table:style-name="ro8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4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40.svm" xlink:type="simple" xlink:show="embed" xlink:actuate="onLoad"/>
        </draw:frame>
        <draw:custom-shape draw:name="Google Shape;181;p21" draw:style-name="gr1" draw:text-style-name="P5" draw:layer="layout" svg:width="9.136cm" svg:height="2.623cm" svg:x="2.505cm" svg:y="18.397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text:p text:style-name="P1"><text:span text:style-name="T1">Country: ChileFull name: Sophie N. Hunt 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2;p21" draw:style-name="standard" draw:layer="layout" svg:width="9.135cm" svg:height="3.072cm" svg:x="2.505cm" svg:y="21.03cm">
          <table:table>
            <table:table-column table:style-name="co1"/>
            <table:table-column table:style-name="co3"/>
            <table:table-row table:style-name="ro8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6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41.svm" xlink:type="simple" xlink:show="embed" xlink:actuate="onLoad"/>
        </draw:frame>
        <draw:custom-shape draw:name="Google Shape;183;p21" draw:style-name="gr1" draw:text-style-name="P5" draw:layer="layout" svg:width="3.549cm" svg:height="0.872cm" svg:x="2.505cm" svg:y="24.553cm">
          <text:p text:style-name="P1"><text:span text:style-name="T1">Country: Brazil Country: Ch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6;p21:notes" presentation:style-name="pr2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7;p21:notes" draw:style-name="gr2" draw:layer="layout" svg:width="12.7cm" svg:height="9.524cm" svg:x="3.176cm" svg:y="1.905cm" draw:page-number="21" presentation:class="page"/>
        </presentation:notes>
      </draw:page>
      <draw:page draw:name="page22" draw:style-name="dp1" draw:master-page-name="Custom">
        <draw:frame draw:name="Google Shape;188;p22" draw:style-name="standard" draw:layer="layout" svg:width="9.135cm" svg:height="7.442cm" svg:x="2.505cm" svg:y="3.029cm">
          <table:table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9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42.svm" xlink:type="simple" xlink:show="embed" xlink:actuate="onLoad"/>
        </draw:frame>
        <draw:custom-shape draw:name="Google Shape;189;p22" draw:style-name="gr1" draw:text-style-name="P5" draw:layer="layout" svg:width="9.136cm" svg:height="2.632cm" svg:x="2.505cm" svg:y="11.364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text:p text:style-name="P1"><text:span text:style-name="T1">Country: ChileFull name: Sophie N. Hunt 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0;p22" draw:style-name="standard" draw:layer="layout" svg:width="9.135cm" svg:height="10.978cm" svg:x="2.505cm" svg:y="14.005cm">
          <table:table>
            <table:table-column table:style-name="co1"/>
            <table:table-column table:style-name="co3"/>
            <table:table-row table:style-name="ro15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2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43.svm" xlink:type="simple" xlink:show="embed" xlink:actuate="onLoad"/>
        </draw:frame>
        <presentation:notes draw:style-name="dp2">
          <draw:frame draw:name="Google Shape;185;p22:notes" presentation:style-name="pr2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6;p22:notes" draw:style-name="gr2" draw:layer="layout" svg:width="12.7cm" svg:height="9.524cm" svg:x="3.176cm" svg:y="1.905cm" draw:page-number="22" presentation:class="page"/>
        </presentation:notes>
      </draw:page>
      <draw:page draw:name="page23" draw:style-name="dp1" draw:master-page-name="Custom">
        <draw:custom-shape draw:name="Google Shape;195;p23" draw:style-name="gr1" draw:text-style-name="P5" draw:layer="layout" svg:width="3.549cm" svg:height="0.868cm" svg:x="2.505cm" svg:y="2.575cm">
          <text:p text:style-name="P11"><text:span text:style-name="T3">Country: Brazil</text:span></text:p>
          <text:p text:style-name="P11"><text:span text:style-name="T3">Country: Ch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3" draw:style-name="gr1" draw:text-style-name="P5" draw:layer="layout" svg:width="9.136cm" svg:height="2.632cm" svg:x="2.505cm" svg:y="4.326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text:p text:style-name="P1"><text:span text:style-name="T1">Country: ChileFull name: Sophie N. Hunt 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7;p23" draw:style-name="standard" draw:layer="layout" svg:width="9.135cm" svg:height="12.301cm" svg:x="2.505cm" svg:y="6.967cm">
          <table:table>
            <table:table-column table:style-name="co1"/>
            <table:table-column table:style-name="co3"/>
            <table:table-row table:style-name="ro8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4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44.svm" xlink:type="simple" xlink:show="embed" xlink:actuate="onLoad"/>
        </draw:frame>
        <draw:custom-shape draw:name="Google Shape;198;p23" draw:style-name="gr1" draw:text-style-name="P5" draw:layer="layout" svg:width="9.136cm" svg:height="2.632cm" svg:x="2.505cm" svg:y="20.152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text:p text:style-name="P1"><text:span text:style-name="T1">Country: ChileFull name: Sophie N. Hunt 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9;p23" draw:style-name="standard" draw:layer="layout" svg:width="9.135cm" svg:height="1.749cm" svg:x="2.505cm" svg:y="22.794cm">
          <table:table>
            <table:table-column table:style-name="co1"/>
            <table:table-column table:style-name="co3"/>
            <table:table-row table:style-name="ro15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6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45.svm" xlink:type="simple" xlink:show="embed" xlink:actuate="onLoad"/>
        </draw:frame>
        <draw:custom-shape draw:name="Google Shape;200;p23" draw:style-name="gr1" draw:text-style-name="P5" draw:layer="layout" svg:width="3.549cm" svg:height="0.431cm" svg:x="2.505cm" svg:y="24.994cm">
          <text:p text:style-name="P6"><text:span text:style-name="T3"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2;p23:notes" presentation:style-name="pr2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23:notes" draw:style-name="gr2" draw:layer="layout" svg:width="12.7cm" svg:height="9.524cm" svg:x="3.176cm" svg:y="1.905cm" draw:page-number="23" presentation:class="page"/>
        </presentation:notes>
      </draw:page>
      <draw:page draw:name="page24" draw:style-name="dp1" draw:master-page-name="Custom">
        <draw:custom-shape draw:name="Google Shape;205;p24" draw:style-name="gr1" draw:text-style-name="P5" draw:layer="layout" svg:width="3.32cm" svg:height="0.431cm" svg:x="2.505cm" svg:y="2.575cm">
          <text:p text:style-name="P6"><text:span text:style-name="T3">Country: Ch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6;p24" draw:style-name="standard" draw:layer="layout" svg:width="9.135cm" svg:height="8.76cm" svg:x="2.505cm" svg:y="3.47cm">
          <table:table>
            <table:table-column table:style-name="co1"/>
            <table:table-column table:style-name="co3"/>
            <table:table-row table:style-name="ro13" table:default-cell-style-name="ce1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6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46.svm" xlink:type="simple" xlink:show="embed" xlink:actuate="onLoad"/>
        </draw:frame>
        <draw:custom-shape draw:name="Google Shape;207;p24" draw:style-name="gr1" draw:text-style-name="P5" draw:layer="layout" svg:width="9.136cm" svg:height="2.623cm" svg:x="2.505cm" svg:y="13.123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text:p text:style-name="P1"><text:span text:style-name="T1">Country: ChileFull name: Sophie N. Hunt 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8;p24" draw:style-name="standard" draw:layer="layout" svg:width="9.135cm" svg:height="9.668cm" svg:x="2.505cm" svg:y="15.756cm">
          <table:table>
            <table:table-column table:style-name="co1"/>
            <table:table-column table:style-name="co3"/>
            <table:table-row table:style-name="ro8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9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47.svm" xlink:type="simple" xlink:show="embed" xlink:actuate="onLoad"/>
        </draw:frame>
        <presentation:notes draw:style-name="dp2">
          <draw:frame draw:name="Google Shape;202;p24:notes" presentation:style-name="pr2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3;p24:notes" draw:style-name="gr2" draw:layer="layout" svg:width="12.7cm" svg:height="9.524cm" svg:x="3.176cm" svg:y="1.905cm" draw:page-number="24" presentation:class="page"/>
        </presentation:notes>
      </draw:page>
      <draw:page draw:name="page25" draw:style-name="dp1" draw:master-page-name="Custom">
        <draw:frame draw:name="Google Shape;213;p25" draw:style-name="standard" draw:layer="layout" svg:width="9.135cm" svg:height="2.168cm" svg:x="2.505cm" svg:y="3.029cm">
          <table:table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0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48.svm" xlink:type="simple" xlink:show="embed" xlink:actuate="onLoad"/>
        </draw:frame>
        <draw:custom-shape draw:name="Google Shape;214;p25" draw:style-name="gr1" draw:text-style-name="P5" draw:layer="layout" svg:width="9.136cm" svg:height="2.636cm" svg:x="2.505cm" svg:y="6.085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text:p text:style-name="P1"><text:span text:style-name="T1">Country: ChileFull name: Sophie N. Hunt 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5;p25" draw:style-name="standard" draw:layer="layout" svg:width="9.135cm" svg:height="12.288cm" svg:x="2.505cm" svg:y="8.731cm">
          <table:table>
            <table:table-column table:style-name="co1"/>
            <table:table-column table:style-name="co3"/>
            <table:table-row table:style-name="ro15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49.svm" xlink:type="simple" xlink:show="embed" xlink:actuate="onLoad"/>
        </draw:frame>
        <draw:custom-shape draw:name="Google Shape;216;p25" draw:style-name="gr1" draw:text-style-name="P5" draw:layer="layout" svg:width="9.136cm" svg:height="3.073cm" svg:x="2.505cm" svg:y="21.912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text:p text:style-name="P1"><text:span text:style-name="T1">Country: ChileFull name: Sophie N. Hunt Email: </text:span><text:span text:style-name="T2"><text:a xlink:href="mailto:sophie@live.com" xlink:type="simple">sophie@live.com</text:a></text:span><text:span text:style-name="T1"><text:s/>Country: Brazil Country: Ch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0;p25:notes" presentation:style-name="pr2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1;p25:notes" draw:style-name="gr2" draw:layer="layout" svg:width="12.7cm" svg:height="9.524cm" svg:x="3.176cm" svg:y="1.905cm" draw:page-number="25" presentation:class="page"/>
        </presentation:notes>
      </draw:page>
      <draw:page draw:name="page26" draw:style-name="dp1" draw:master-page-name="Custom">
        <draw:frame draw:name="Google Shape;221;p26" draw:style-name="standard" draw:layer="layout" svg:width="5.876cm" svg:height="11.401cm" svg:x="2.505cm" svg:y="2.593cm">
          <table:table>
            <table:table-column table:style-name="co1"/>
            <table:table-column table:style-name="co2"/>
            <table:table-row table:style-name="ro7" table:default-cell-style-name="ce1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9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50.svm" xlink:type="simple" xlink:show="embed" xlink:actuate="onLoad"/>
        </draw:frame>
        <draw:custom-shape draw:name="Google Shape;222;p26" draw:style-name="gr1" draw:text-style-name="P5" draw:layer="layout" svg:width="5.877cm" svg:height="1.313cm" svg:x="2.505cm" svg:y="14.874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3;p26" draw:style-name="standard" draw:layer="layout" svg:width="5.876cm" svg:height="9.227cm" svg:x="2.505cm" svg:y="16.197cm">
          <table:table>
            <table:table-column table:style-name="co1"/>
            <table:table-column table:style-name="co2"/>
            <table:table-row table:style-name="ro21" table:default-cell-style-name="ce1">
              <table:table-cell>
                <text:p text:style-name="P1"><text:span text:style-name="T1">Country:</text:span></text:p>
                <text:p text:style-name="P1"><text:span text:style-name="T1">Country:</text:span></text:p>
                <text:p text:style-name="P1"><text:span text:style-name="T1">Country:</text:span></text:p>
              </table:table-cell>
              <table:table-cell>
                <text:p text:style-name="P15"><text:span text:style-name="T1">Chile</text:span></text:p>
                <text:p text:style-name="P15"><text:span text:style-name="T1">Brazil</text:span></text:p>
                <text:p text:style-name="P15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9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51.svm" xlink:type="simple" xlink:show="embed" xlink:actuate="onLoad"/>
        </draw:frame>
        <presentation:notes draw:style-name="dp2">
          <draw:frame draw:name="Google Shape;218;p26:notes" presentation:style-name="pr2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9;p26:notes" draw:style-name="gr2" draw:layer="layout" svg:width="12.7cm" svg:height="9.524cm" svg:x="3.176cm" svg:y="1.905cm" draw:page-number="26" presentation:class="page"/>
        </presentation:notes>
      </draw:page>
      <draw:page draw:name="page27" draw:style-name="dp1" draw:master-page-name="Custom">
        <draw:frame draw:name="Google Shape;228;p27" draw:style-name="standard" draw:layer="layout" svg:width="5.876cm" svg:height="2.168cm" svg:x="2.505cm" svg:y="3.02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0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52.svm" xlink:type="simple" xlink:show="embed" xlink:actuate="onLoad"/>
        </draw:frame>
        <draw:custom-shape draw:name="Google Shape;229;p27" draw:style-name="gr1" draw:text-style-name="P5" draw:layer="layout" svg:width="5.877cm" svg:height="1.313cm" svg:x="2.505cm" svg:y="6.085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0;p27" draw:style-name="standard" draw:layer="layout" svg:width="5.876cm" svg:height="12.301cm" svg:x="2.505cm" svg:y="7.408cm">
          <table:table>
            <table:table-column table:style-name="co1"/>
            <table:table-column table:style-name="co2"/>
            <table:table-row table:style-name="ro8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2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53.svm" xlink:type="simple" xlink:show="embed" xlink:actuate="onLoad"/>
        </draw:frame>
        <draw:custom-shape draw:name="Google Shape;231;p27" draw:style-name="gr1" draw:text-style-name="P5" draw:layer="layout" svg:width="5.877cm" svg:height="1.313cm" svg:x="2.505cm" svg:y="20.589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2;p27" draw:style-name="standard" draw:layer="layout" svg:width="5.876cm" svg:height="1.749cm" svg:x="2.505cm" svg:y="21.912cm">
          <table:table>
            <table:table-column table:style-name="co1"/>
            <table:table-column table:style-name="co2"/>
            <table:table-row table:style-name="ro8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22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54.svm" xlink:type="simple" xlink:show="embed" xlink:actuate="onLoad"/>
        </draw:frame>
        <draw:custom-shape draw:name="Google Shape;233;p27" draw:style-name="gr1" draw:text-style-name="P5" draw:layer="layout" svg:width="3.549cm" svg:height="0.872cm" svg:x="2.505cm" svg:y="24.112cm">
          <text:p text:style-name="P1"><text:span text:style-name="T1">Country: Brazil Country: Ch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5;p27:notes" presentation:style-name="pr2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6;p27:notes" draw:style-name="gr2" draw:layer="layout" svg:width="12.7cm" svg:height="9.524cm" svg:x="3.176cm" svg:y="1.905cm" draw:page-number="27" presentation:class="page"/>
        </presentation:notes>
      </draw:page>
      <draw:page draw:name="page28" draw:style-name="dp1" draw:master-page-name="Custom">
        <draw:frame draw:name="Google Shape;238;p28" draw:style-name="standard" draw:layer="layout" svg:width="5.876cm" svg:height="8.76cm" svg:x="2.505cm" svg:y="2.593cm">
          <table:table>
            <table:table-column table:style-name="co1"/>
            <table:table-column table:style-name="co2"/>
            <table:table-row table:style-name="ro7" table:default-cell-style-name="ce1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8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55.svm" xlink:type="simple" xlink:show="embed" xlink:actuate="onLoad"/>
        </draw:frame>
        <draw:custom-shape draw:name="Google Shape;239;p28" draw:style-name="gr1" draw:text-style-name="P5" draw:layer="layout" svg:width="5.877cm" svg:height="1.313cm" svg:x="2.505cm" svg:y="12.241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0;p28" draw:style-name="standard" draw:layer="layout" svg:width="5.876cm" svg:height="10.978cm" svg:x="2.505cm" svg:y="13.564cm">
          <table:table>
            <table:table-column table:style-name="co1"/>
            <table:table-column table:style-name="co2"/>
            <table:table-row table:style-name="ro8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4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56.svm" xlink:type="simple" xlink:show="embed" xlink:actuate="onLoad"/>
        </draw:frame>
        <draw:custom-shape draw:name="Google Shape;241;p28" draw:style-name="gr1" draw:text-style-name="P5" draw:layer="layout" svg:width="3.549cm" svg:height="0.431cm" svg:x="2.505cm" svg:y="24.994cm">
          <text:p text:style-name="P6"><text:span text:style-name="T3"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5;p28:notes" presentation:style-name="pr2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36;p28:notes" draw:style-name="gr2" draw:layer="layout" svg:width="12.7cm" svg:height="9.524cm" svg:x="3.176cm" svg:y="1.905cm" draw:page-number="28" presentation:class="page"/>
        </presentation:notes>
      </draw:page>
      <draw:page draw:name="page29" draw:style-name="dp1" draw:master-page-name="Custom">
        <draw:custom-shape draw:name="Google Shape;246;p29" draw:style-name="gr1" draw:text-style-name="P5" draw:layer="layout" svg:width="3.32cm" svg:height="0.431cm" svg:x="2.505cm" svg:y="2.575cm">
          <text:p text:style-name="P6"><text:span text:style-name="T3">Country: Ch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9" draw:style-name="gr1" draw:text-style-name="P5" draw:layer="layout" svg:width="5.877cm" svg:height="1.313cm" svg:x="2.505cm" svg:y="3.885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8;p29" draw:style-name="standard" draw:layer="layout" svg:width="5.876cm" svg:height="12.301cm" svg:x="2.505cm" svg:y="5.208cm">
          <table:table>
            <table:table-column table:style-name="co1"/>
            <table:table-column table:style-name="co2"/>
            <table:table-row table:style-name="ro8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4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57.svm" xlink:type="simple" xlink:show="embed" xlink:actuate="onLoad"/>
        </draw:frame>
        <draw:custom-shape draw:name="Google Shape;249;p29" draw:style-name="gr1" draw:text-style-name="P5" draw:layer="layout" svg:width="5.877cm" svg:height="1.313cm" svg:x="2.505cm" svg:y="18.397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0;p29" draw:style-name="standard" draw:layer="layout" svg:width="5.876cm" svg:height="5.704cm" svg:x="2.505cm" svg:y="19.72cm">
          <table:table>
            <table:table-column table:style-name="co1"/>
            <table:table-column table:style-name="co2"/>
            <table:table-row table:style-name="ro15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0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58.svm" xlink:type="simple" xlink:show="embed" xlink:actuate="onLoad"/>
        </draw:frame>
        <presentation:notes draw:style-name="dp2">
          <draw:frame draw:name="Google Shape;243;p29:notes" presentation:style-name="pr2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4;p29:notes" draw:style-name="gr2" draw:layer="layout" svg:width="12.7cm" svg:height="9.524cm" svg:x="3.176cm" svg:y="1.905cm" draw:page-number="29" presentation:class="page"/>
        </presentation:notes>
      </draw:page>
      <draw:page draw:name="page30" draw:style-name="dp1" draw:master-page-name="Custom">
        <draw:frame draw:name="Google Shape;255;p30" draw:style-name="standard" draw:layer="layout" svg:width="5.876cm" svg:height="6.127cm" svg:x="2.505cm" svg:y="3.02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6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59.svm" xlink:type="simple" xlink:show="embed" xlink:actuate="onLoad"/>
        </draw:frame>
        <draw:custom-shape draw:name="Google Shape;256;p30" draw:style-name="gr1" draw:text-style-name="P5" draw:layer="layout" svg:width="5.877cm" svg:height="1.313cm" svg:x="2.505cm" svg:y="10.041cm">
          <text:p text:style-name="P1"><text:span text:style-name="T1">Full name: Sophie N. Hunt Email: </text:span><text:span text:style-name="T2"><text:a xlink:href="mailto:sophie@live.com" xlink:type="simple">sophie@live.com</text:a></text:span><text:span text:style-name="T1"><text:s/>Country: Braz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7;p30" draw:style-name="standard" draw:layer="layout" svg:width="5.876cm" svg:height="12.297cm" svg:x="2.505cm" svg:y="11.364cm">
          <table:table>
            <table:table-column table:style-name="co1"/>
            <table:table-column table:style-name="co2"/>
            <table:table-row table:style-name="ro15" table:default-cell-style-name="ce1">
              <table:table-cell>
                <text:p text:style-name="P6"><text:span text:style-name="T1">Country:</text:span></text:p>
              </table:table-cell>
              <table:table-cell>
                <text:p text:style-name="P8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  <table:table-row table:style-name="ro10" table:default-cell-style-name="ce3">
              <table:table-cell>
                <text:p text:style-name="P6"><text:span text:style-name="T1">Country:</text:span></text:p>
                <text:p text:style-name="P7"><text:span text:style-name="T1">Country:</text:span></text:p>
              </table:table-cell>
              <table:table-cell>
                <text:p text:style-name="P8"><text:span text:style-name="T1">Brazil</text:span></text:p>
                <text:p text:style-name="P9"><text:span text:style-name="T1">Chile</text:span></text:p>
              </table:table-cell>
            </table:table-row>
          </table:table>
          <draw:image xlink:href="Pictures/TablePreview60.svm" xlink:type="simple" xlink:show="embed" xlink:actuate="onLoad"/>
        </draw:frame>
        <presentation:notes draw:style-name="dp2">
          <draw:frame draw:name="Google Shape;252;p30:notes" presentation:style-name="pr3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3;p30:notes" draw:style-name="gr2" draw:layer="layout" svg:width="12.7cm" svg:height="9.524cm" svg:x="3.176cm" svg:y="1.905cm" draw:page-number="3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stom-background" style:family="presentation">
      <style:graphic-properties draw:stroke="none" draw:fill="solid" draw:fill-color="#ffffff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shrink-to-fit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ustom-backgroundobjects">
      <style:graphic-properties draw:stroke="none" draw:fill="none" draw:fill-color="#ffffff" draw:auto-grow-height="false" fo:min-height="1.485cm"/>
    </style:style>
    <style:style style:name="Mpr2" style:family="presentation" style:parent-style-name="Custo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ustom" style:page-layout-name="PM1" draw:style-name="Mdp1">
      <draw:frame presentation:style-name="Custom-title" draw:layer="backgroundobjects" svg:width="19.43cm" svg:height="4.664cm" svg:x="1.079cm" svg:y="1.114cm" presentation:class="title" presentation:placeholder="true">
        <draw:text-box/>
      </draw:frame>
      <draw:frame presentation:style-name="Custom-outline1" draw:layer="backgroundobjects" svg:width="19.43cm" svg:height="16.204cm" svg:x="1.079cm" svg:y="6.537cm" presentation:class="outline" presentation:placeholder="true">
        <draw:text-box/>
      </draw:frame>
      <presentation:notes style:page-layout-name="PM2">
        <draw:page-thumbnail presentation:style-name="Custom-title" draw:layer="backgroundobjects" svg:width="19.798cm" svg:height="11.136cm" svg:x="0.6cm" svg:y="2.257cm" presentation:class="page"/>
        <draw:frame presentation:style-name="Custom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7"/>
    <meta:generator>LibreOfficeDev/6.0.5.2$Linux_X86_64 LibreOffice_project/</meta:generator>
  </office:meta>
</office:document-meta>
</file>